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4.6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10.5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5cm" svg:height="0.75cm" svg:x="1cm" svg:y="9cm">
          <text:p text:style-name="P1">Object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5cm" svg:y="13cm">
          <text:p text:style-name="P1">Color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5cm" svg:y="14cm">
          <text:p text:style-name="P1">Effect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4.5cm" svg:y="6cm">
          <text:p text:style-name="P1">Game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75cm" svg:height="0.75cm" svg:x="9cm" svg:y="8cm">
          <text:p text:style-name="P1">Interface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20.75cm" svg:y="6cm">
          <text:p text:style-name="P1">Mode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5cm" svg:y="12cm">
          <text:p text:style-name="P1">Physics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75cm" svg:height="0.75cm" svg:x="1cm" svg:y="8cm">
          <text:p text:style-name="P1">Prefab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1cm" svg:y="10cm">
          <text:p text:style-name="P1">Spawn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9cm" svg:y="10cm">
          <text:p text:style-name="P1">Team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5cm" svg:height="1cm" svg:x="3.75cm" svg:y="4.75cm">
          <text:p text:style-name="P1">Game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1cm" svg:height="1.25cm" svg:x="1.25cm" svg:y="1.5cm">
          <text:p text:style-name="P2">Sur la sce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5cm" svg:height="1cm" svg:x="19cm" svg:y="4.75cm">
          <text:p text:style-name="P1">Player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1cm" svg:height="1.25cm" svg:x="17.5cm" svg:y="1.5cm">
          <text:p text:style-name="P2">Spawn par Network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0.75cm" svg:x="9cm" svg:y="9cm">
          <text:p text:style-name="P1">PlayerManag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2T12:17:09.442000000</meta:creation-date>
    <dc:date>2024-09-02T12:41:06.477000000</dc:date>
    <meta:editing-duration>PT23M55S</meta:editing-duration>
    <meta:editing-cycles>3</meta:editing-cycles>
    <meta:generator>LibreOffice/7.5.4.2$Windows_X86_64 LibreOffice_project/36ccfdc35048b057fd9854c757a8b67ec53977b6</meta:generator>
    <meta:document-statistic meta:object-count="15"/>
  </office:meta>
</office:document-meta>
</file>